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3999996185303pt" fo:language="en" fo:country="GB" style:text-underline-style="none" fo:font-weight="normal" style:font-size-asian="10.3999996185303pt" style:font-weight-asian="normal" style:font-size-complex="10.399999618530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36" text:date-value="2007-08-27T08:49:06.51">27/08/2007</text:date></text:p>
      <text:p text:style-name="P4"/>
      <text:p text:style-name="P5">Vaccination Reminder</text:p>
      <text:p text:style-name="P6"/>
      <text:p text:style-name="P7">Dear <text:user-field-get text:name="ownerName">[party:getPartyFullName(party:getPatientOwner(openvpms:get(.,'patient.entity')))]</text:user-field-get>,</text:p>
      <text:p text:style-name="P7"/>
      <text:p text:style-name="P7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7"/>
      <text:p text:style-name="P7"><text:s text:c="2"/>Distemper, Hepatitis and Parvovirus vaccinations should be given every year for life. <text:s/>Kennel cough vaccinations are recommended for dogs going to boarding kennels. <text:s/>All vaccinations include a full examination and present an opportunity to discuss any health matters with the veterinarian.</text:p>
      <text:p text:style-name="P7"/>
      <text:p text:style-name="P7"><text:s text:c="2"/>Please disregard this letter if you have already attended to this matter or notify us if you believe our records are incorrect.</text:p>
      <text:p text:style-name="P7"/>
      <text:p text:style-name="P7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9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27T08:49:06</dc:date>
    <dc:language>en-US</dc:language>
    <meta:editing-cycles>51</meta:editing-cycles>
    <meta:editing-duration>PT9H37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2" meta:character-count="606"/>
  </office:meta>
</office:document-meta>
</file>